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ODD(ROW()))" style:apply-style-name="GrayBkgnd" style:base-cell-address="Sheet1.A1"/>
    </style:style>
    <style:style style:name="ce5" style:family="table-cell" style:parent-style-name="Default">
      <style:map style:condition="is-true-formula(ISODD(ROW()))" style:apply-style-name="GrayBkgnd" style:base-cell-address="Sheet1.A1"/>
    </style:style>
    <style:style style:name="ce8" style:family="table-cell" style:parent-style-name="Default">
      <style:map style:condition="is-true-formula(ISODD(ROW()))" style:apply-style-name="GrayBkgnd" style:base-cell-address="Sheet1.A1"/>
    </style:style>
    <style:style style:name="ce10" style:family="table-cell" style:parent-style-name="InfoSection">
      <style:map style:condition="is-true-formula(ISODD(ROW()))" style:apply-style-name="GrayBkgnd" style:base-cell-address="Sheet1.A1"/>
    </style:style>
    <style:style style:name="ce11" style:family="table-cell" style:parent-style-name="Default">
      <style:map style:condition="is-true-formula(ISODD(ROW()))" style:apply-style-name="GrayBkgnd" style:base-cell-address="Sheet1.A6"/>
    </style:style>
    <style:style style:name="ce12" style:family="table-cell" style:parent-style-name="Default">
      <style:map style:condition="is-true-formula(ISODD(ROW()))" style:apply-style-name="GrayBkgnd" style:base-cell-address="Sheet1.A1"/>
    </style:style>
    <style:style style:name="ce13" style:family="table-cell" style:parent-style-name="InfoSection">
      <style:map style:condition="is-true-formula(ISODD(ROW()))" style:apply-style-name="GrayBkgnd" style:base-cell-address="Sheet1.A1"/>
    </style:style>
    <style:style style:name="ce14" style:family="table-cell" style:parent-style-name="Default">
      <style:map style:condition="is-true-formula(ISODD(ROW()))" style:apply-style-name="GrayBkgnd" style:base-cell-address="Sheet1.A1"/>
    </style:style>
    <style:style style:name="ce15" style:family="table-cell" style:parent-style-name="Default">
      <style:map style:condition="is-true-formula(ISODD(ROW()))" style:apply-style-name="GrayBkgnd" style:base-cell-address="Sheet1.A1"/>
    </style:style>
    <style:style style:name="ce16" style:family="table-cell" style:parent-style-name="Default">
      <style:map style:condition="is-true-formula(ISODD(ROW()))" style:apply-style-name="GrayBkgnd" style:base-cell-address="Sheet1.A1"/>
    </style:style>
    <style:style style:name="ce17" style:family="table-cell" style:parent-style-name="Default">
      <style:map style:condition="is-true-formula(ISODD(ROW()))" style:apply-style-name="GrayBkgnd" style:base-cell-address="Sheet1.C4"/>
    </style:style>
    <style:style style:name="ce18" style:family="table-cell" style:parent-style-name="InfoSection">
      <style:table-cell-properties style:text-align-source="value-type" style:repeat-content="false"/>
      <style:paragraph-properties fo:margin-left="0pt"/>
      <style:map style:condition="is-true-formula(ISODD(ROW()))" style:apply-style-name="GrayBkgnd" style:base-cell-address="Sheet1.A1"/>
    </style:style>
    <style:style style:name="ce19" style:family="table-cell" style:parent-style-name="Default">
      <style:map style:condition="is-true-formula(ISODD(ROW()))" style:apply-style-name="GrayBkgnd" style:base-cell-address="Sheet1.C6"/>
    </style:style>
    <style:style style:name="ce20" style:family="table-cell" style:parent-style-name="Default">
      <style:map style:condition="is-true-formula(ISODD(ROW()))" style:apply-style-name="GrayBkgnd" style:base-cell-address="Sheet1.C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ODD(ROW()))" style:apply-style-name="GrayBkgnd" style:base-cell-address="Sheet1.A1"/>
    </style:style>
    <style:style style:name="ce22" style:family="table-cell" style:parent-style-name="Default">
      <style:map style:condition="is-true-formula(ISODD(ROW()))" style:apply-style-name="GrayBkgnd" style:base-cell-address="Sheet1.A1"/>
    </style:style>
    <style:style style:name="ce23" style:family="table-cell" style:parent-style-name="Default">
      <style:map style:condition="is-true-formula(ISODD(ROW()))" style:apply-style-name="GrayBkgn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3" office:value-type="string" calcext:value-type="string" table:number-columns-spanned="8" table:number-rows-spanned="3">
            <text:p>This is various notes on how I manage compatibility between the different systems.</text:p>
            <text:p>X=Don’t think it’s possible, ?=Don’t know enough, ?X=Haven’t looked too much, Y=Done, XY=Not done, but I know it’s possible, -Y=Partially done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covered-table-cell table:style-name="ce5"/>
          <table:covered-table-cell table:number-columns-repeated="7" table:style-name="ce15"/>
          <table:table-cell table:number-columns-repeated="1016"/>
        </table:table-row>
        <table:table-row table:style-name="ro1">
          <table:covered-table-cell table:style-name="ce5"/>
          <table:covered-table-cell table:number-columns-repeated="7" table:style-name="ce15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Description</text:p>
          </table:table-cell>
          <table:table-cell table:style-name="ce17" office:value-type="string" calcext:value-type="string">
            <text:p>Linux-X11</text:p>
          </table:table-cell>
          <table:table-cell table:style-name="ce17" office:value-type="string" calcext:value-type="string">
            <text:p>Windows-GDI</text:p>
          </table:table-cell>
          <table:table-cell table:style-name="ce17" office:value-type="string" calcext:value-type="string">
            <text:p>Windows-Direct2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Events</text:p>
          </table:table-cell>
          <table:table-cell table:style-name="ce10"/>
          <table:table-cell table:style-name="ce18" office:value-type="string" calcext:value-type="string">
            <text:p>This is various events</text:p>
          </table:table-cell>
          <table:table-cell table:style-name="ce10" table:number-columns-repeated="1021"/>
        </table:table-row>
        <table:table-row table:style-name="ro1">
          <table:table-cell table:style-name="ce11" office:value-type="string" calcext:value-type="string">
            <text:p>MWS_DRAW</text:p>
          </table:table-cell>
          <table:table-cell table:style-name="ce16" office:value-type="string" calcext:value-type="string">
            <text:p>Should draw to screen</text:p>
          </table:table-cell>
          <table:table-cell table:style-name="ce19" office:value-type="string" calcext:value-type="string">
            <text:p>Y Expose event</text:p>
          </table:table-cell>
          <table:table-cell table:style-name="ce19" office:value-type="string" calcext:value-type="string">
            <text:p>Y WM_PAINT event</text:p>
          </table:table-cell>
          <table:table-cell table:style-name="ce19" office:value-type="string" calcext:value-type="string">
            <text:p>? WM_PAINT event</text:p>
          </table:table-cell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MWS_CLOSE_WINDOW</text:p>
          </table:table-cell>
          <table:table-cell table:style-name="ce16" office:value-type="string" calcext:value-type="string">
            <text:p>Window is closing / it should close</text:p>
          </table:table-cell>
          <table:table-cell table:style-name="ce20" office:value-type="string" calcext:value-type="string">
            <text:p>Y, if it’s supported</text:p>
          </table:table-cell>
          <table:table-cell table:style-name="ce20" office:value-type="string" calcext:value-type="string">
            <text:p>Y WM_CLOSE event</text:p>
          </table:table-cell>
          <table:table-cell table:style-name="ce20" office:value-type="string" calcext:value-type="string">
            <text:p>XY WM_CLOSE event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table:style-name="ce16" office:value-type="string" calcext:value-type="string">
            <text:p>Keydown</text:p>
          </table:table-cell>
          <table:table-cell table:style-name="ce17" office:value-type="string" calcext:value-type="string">
            <text:p>XY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MWS_?</text:p>
          </table:table-cell>
          <table:table-cell table:style-name="ce16" office:value-type="string" calcext:value-type="string">
            <text:p>Keyup</text:p>
          </table:table-cell>
          <table:table-cell table:style-name="ce17" office:value-type="string" calcext:value-type="string">
            <text:p>XY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Keypress</text:p>
          </table:table-cell>
          <table:table-cell office:value-type="string" calcext:value-type="string">
            <text:p>X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pos-upda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dow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up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press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style-name="ce22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>
            <text:p>Unhandled Events</text:p>
          </table:table-cell>
          <table:table-cell table:style-name="ce13" office:value-type="string" calcext:value-type="string">
            <text:p>Events which I don’t handle, but I think I should, or I have some notes about them to write down. Platform specific likely</text:p>
          </table:table-cell>
          <table:table-cell table:style-name="ce13"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WM_DESTROY, handled by manual cod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" office:value-type="string" calcext:value-type="string">
            <text:p>Drawing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Stroke Rectangle</text:p>
          </table:table-cell>
          <table:table-cell office:value-type="string" calcext:value-type="string">
            <text:p>(The perimeter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Rectangle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w Basic Text</text:p>
          </table:table-cell>
          <table:table-cell office:value-type="string" calcext:value-type="string">
            <text:p>Draw basic text, not specifying fonts and the lik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font-size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fon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boldness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italicism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underline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F8 Text Suppor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colo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ke Ellipse</text:p>
          </table:table-cell>
          <table:table-cell office:value-type="string" calcext:value-type="string">
            <text:p>(The perimeter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ke Circle</text:p>
          </table:table-cell>
          <table:table-cell office:value-type="string" calcext:value-type="string">
            <text:p>(The perimeter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Ellips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Circl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pixe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butt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dropdow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top-menu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input box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textarea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3" office:value-type="string" calcext:value-type="string">
            <text:p>Noteworthy things to be able to do</text:p>
          </table:table-cell>
          <table:table-cell table:style-name="ce13" office:value-type="string" calcext:value-type="string">
            <text:p>~x = not possible individually, superseded by other</text:p>
          </table:table-cell>
          <table:table-cell table:style-name="ce13" table:number-columns-repeated="1022"/>
        </table:table-row>
        <table:table-row table:style-name="ro1">
          <table:table-cell office:value-type="string" calcext:value-type="string">
            <text:p>Construct window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w/h when creating window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-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xy when creating window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-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border-width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border-color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if window is visible on star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dow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kbar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-tab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window title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sible to get raw even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-Y iffy</text:p>
          </table:table-cell>
          <table:table-cell office:value-type="string" calcext:value-type="string">
            <text:p>-Y it's kindof iff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is in taskbar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can be alt-tabbed to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has topb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 table:number-columns-spanned="2" table:number-rows-spanned="1">
            <text:p>XY</text:p>
          </table:table-cell>
          <table:covered-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Decide if window can be resized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min size window can b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max size window can b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ze window to width/heigh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 window XY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window width/heigh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 – manual tracking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window XY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 – manual tracking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lare keybinds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7:Sheet1.AMJ7 Sheet1.A1:Sheet1.AMJ3 Sheet1.A10:Sheet1.AMJ13 Sheet1.F8:Sheet1.G8 Sheet1.I8:Sheet1.AMJ8 Sheet1.A15:Sheet1.AMJ1048576 Sheet1.A14:Sheet1.F14 Sheet1.H14:Sheet1.AMJ14 Sheet1.A4:Sheet1.A4 Sheet1.F4:Sheet1.AMJ4 Sheet1.A7:Sheet1.A9 Sheet1.F9:Sheet1.AMJ9">
            <calcext:condition calcext:apply-style-name="GrayBkgnd" calcext:value="formula-is(ISODD(ROW()))" calcext:base-cell-address="Sheet1.A1"/>
          </calcext:conditional-format>
          <calcext:conditional-format calcext:target-range-address="Sheet1.F6:Sheet1.AMJ7 Sheet1.A6:Sheet1.A7">
            <calcext:condition calcext:apply-style-name="GrayBkgnd" calcext:value="formula-is(ISODD(ROW()))" calcext:base-cell-address="Sheet1.A6"/>
          </calcext:conditional-format>
          <calcext:conditional-format calcext:target-range-address="Sheet1.H8:Sheet1.H8">
            <calcext:condition calcext:apply-style-name="GrayBkgnd" calcext:value="formula-is(ISODD(ROW()))" calcext:base-cell-address="Sheet1.H8"/>
          </calcext:conditional-format>
          <calcext:conditional-format calcext:target-range-address="Sheet1.G14:Sheet1.G14">
            <calcext:condition calcext:apply-style-name="GrayBkgnd" calcext:value="formula-is(ISODD(ROW()))" calcext:base-cell-address="Sheet1.G14"/>
          </calcext:conditional-format>
          <calcext:conditional-format calcext:target-range-address="Sheet1.C4:Sheet1.E4 Sheet1.C7:Sheet1.E9">
            <calcext:condition calcext:apply-style-name="GrayBkgnd" calcext:value="formula-is(ISODD(ROW()))" calcext:base-cell-address="Sheet1.C4"/>
          </calcext:conditional-format>
          <calcext:conditional-format calcext:target-range-address="Sheet1.C6:Sheet1.E7">
            <calcext:condition calcext:apply-style-name="GrayBkgnd" calcext:value="formula-is(ISODD(ROW()))" calcext:base-cell-address="Sheet1.C6"/>
          </calcext:conditional-format>
          <calcext:conditional-format calcext:target-range-address="Sheet1.A1:Sheet1.AMJ1048576">
            <calcext:condition calcext:apply-style-name="GrayBkgnd" calcext:value="formula-is(ISODD(ROW()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Bkgnd" style:family="table-cell" style:parent-style-name="Default">
      <style:table-cell-properties fo:background-color="#808080"/>
      <style:text-properties fo:color="#ffffff"/>
    </style:style>
    <style:style style:name="InfoSection" style:family="table-cell" style:parent-style-name="Default">
      <style:table-cell-properties fo:background-color="#c06616"/>
      <style:text-properties fo:color="#ffffff" fo:text-shadow="1pt 1pt" style:text-underline-style="dotted" style:text-underline-width="bold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0:08:57.211917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9:57:07.589412559</meta:creation-date>
    <meta:generator>LibreOffice/6.0.7.3$Linux_X86_64 LibreOffice_project/00m0$Build-3</meta:generator>
    <dc:date>2019-05-15T21:29:32.476663015</dc:date>
    <meta:editing-duration>PT11H1M36S</meta:editing-duration>
    <meta:editing-cycles>8</meta:editing-cycles>
    <meta:document-statistic meta:table-count="1" meta:cell-count="267" meta:object-count="0"/>
  </office:meta>
</office:document-meta>
</file>